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459712629991" calcext:value-type="float">
            <text:p>99,75</text:p>
          </table:table-cell>
          <table:table-cell table:style-name="ce3" table:formula="of:=([.F2]/12597)*100" office:value-type="float" office:value="0.254028737000873" calcext:value-type="float">
            <text:p>0,25</text:p>
          </table:table-cell>
          <table:table-cell/>
          <table:table-cell table:style-name="ce4" table:formula="of:=[.E18]+[.H18]" office:value-type="float" office:value="12565" calcext:value-type="float">
            <text:p>12565</text:p>
          </table:table-cell>
          <table:table-cell table:formula="of:=12597-[.E2]" office:value-type="float" office:value="32" calcext:value-type="float">
            <text:p>32</text:p>
          </table:table-cell>
          <table:table-cell office:value-type="float" office:value="0.0184261798859" calcext:value-type="float">
            <text:p>0,0184261799</text:p>
          </table:table-cell>
          <table:table-cell office:value-type="float" office:value="26.772919178" calcext:value-type="float">
            <text:p>26,7729191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97570323944" calcext:value-type="float">
            <text:p>0,0197570324</text:p>
          </table:table-cell>
          <table:table-cell office:value-type="float" office:value="26.2493641376" calcext:value-type="float">
            <text:p>26,249364137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/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0.0200788974762" calcext:value-type="float">
            <text:p>0,0200788975</text:p>
          </table:table-cell>
          <table:table-cell office:value-type="float" office:value="26.2416749001" calcext:value-type="float">
            <text:p>26,24167490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300944669366" calcext:value-type="float">
            <text:p>99,73</text:p>
          </table:table-cell>
          <table:table-cell table:style-name="ce3" table:formula="of:=([.F5]/12597)*100" office:value-type="float" office:value="0.269905533063428" calcext:value-type="float">
            <text:p>0,27</text:p>
          </table:table-cell>
          <table:table-cell/>
          <table:table-cell table:style-name="ce4" table:formula="of:=[.E21]+[.H21]" office:value-type="float" office:value="12563" calcext:value-type="float">
            <text:p>12563</text:p>
          </table:table-cell>
          <table:table-cell table:formula="of:=12597-[.E5]" office:value-type="float" office:value="34" calcext:value-type="float">
            <text:p>34</text:p>
          </table:table-cell>
          <table:table-cell office:value-type="float" office:value="0.0200440883636" calcext:value-type="float">
            <text:p>0,0200440884</text:p>
          </table:table-cell>
          <table:table-cell office:value-type="float" office:value="26.2658209801" calcext:value-type="float">
            <text:p>26,265820980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71326506311" calcext:value-type="float">
            <text:p>99,57</text:p>
          </table:table-cell>
          <table:table-cell table:style-name="ce3" table:formula="of:=([.F6]/12597)*100" office:value-type="float" office:value="0.428673493688974" calcext:value-type="float">
            <text:p>0,43</text:p>
          </table:table-cell>
          <table:table-cell/>
          <table:table-cell table:style-name="ce4" table:formula="of:=[.E22]+[.H22]" office:value-type="float" office:value="12543" calcext:value-type="float">
            <text:p>12543</text:p>
          </table:table-cell>
          <table:table-cell table:formula="of:=12597-[.E6]" office:value-type="float" office:value="54" calcext:value-type="float">
            <text:p>54</text:p>
          </table:table-cell>
          <table:table-cell office:value-type="float" office:value="0.0202150344849" calcext:value-type="float">
            <text:p>0,0202150345</text:p>
          </table:table-cell>
          <table:table-cell office:value-type="float" office:value="26.2677519321" calcext:value-type="float">
            <text:p>26,267751932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/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0.020124912262" calcext:value-type="float">
            <text:p>0,0201249123</text:p>
          </table:table-cell>
          <table:table-cell office:value-type="float" office:value="26.2245781422" calcext:value-type="float">
            <text:p>26,224578142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936016511868" calcext:value-type="float">
            <text:p>99,79</text:p>
          </table:table-cell>
          <table:table-cell table:style-name="ce3" table:formula="of:=([.F8]/12597)*100" office:value-type="float" office:value="0.206398348813209" calcext:value-type="float">
            <text:p>0,21</text:p>
          </table:table-cell>
          <table:table-cell/>
          <table:table-cell table:style-name="ce4" table:formula="of:=[.E24]+[.H24]" office:value-type="float" office:value="12571" calcext:value-type="float">
            <text:p>12571</text:p>
          </table:table-cell>
          <table:table-cell table:formula="of:=12597-[.E8]" office:value-type="float" office:value="26" calcext:value-type="float">
            <text:p>26</text:p>
          </table:table-cell>
          <table:table-cell office:value-type="float" office:value="0.0202960968018" calcext:value-type="float">
            <text:p>0,0202960968</text:p>
          </table:table-cell>
          <table:table-cell office:value-type="float" office:value="26.2352910042" calcext:value-type="float">
            <text:p>26,235291004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824640787489" calcext:value-type="float">
            <text:p>99,68</text:p>
          </table:table-cell>
          <table:table-cell table:style-name="ce3" table:formula="of:=([.F9]/12597)*100" office:value-type="float" office:value="0.317535921251092" calcext:value-type="float">
            <text:p>0,32</text:p>
          </table:table-cell>
          <table:table-cell/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0.0184078216553" calcext:value-type="float">
            <text:p>0,0184078217</text:p>
          </table:table-cell>
          <table:table-cell office:value-type="float" office:value="26.1821420193" calcext:value-type="float">
            <text:p>26,182142019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07104866238" calcext:value-type="float">
            <text:p>99,65</text:p>
          </table:table-cell>
          <table:table-cell table:style-name="ce3" table:formula="of:=([.F10]/12597)*100" office:value-type="float" office:value="0.349289513376201" calcext:value-type="float">
            <text:p>0,35</text:p>
          </table:table-cell>
          <table:table-cell/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0.0202069282532" calcext:value-type="float">
            <text:p>0,0202069283</text:p>
          </table:table-cell>
          <table:table-cell office:value-type="float" office:value="26.1868391037" calcext:value-type="float">
            <text:p>26,186839103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459712629991" calcext:value-type="float">
            <text:p>99,75</text:p>
          </table:table-cell>
          <table:table-cell table:style-name="ce3" table:formula="of:=([.F11]/12597)*100" office:value-type="float" office:value="0.254028737000873" calcext:value-type="float">
            <text:p>0,25</text:p>
          </table:table-cell>
          <table:table-cell/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0.0198431015015" calcext:value-type="float">
            <text:p>0,0198431015</text:p>
          </table:table-cell>
          <table:table-cell office:value-type="float" office:value="26.2203190327" calcext:value-type="float">
            <text:p>26,220319032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9285544177" calcext:value-type="float">
            <text:p>99,6999285544</text:p>
          </table:table-cell>
          <table:table-cell table:formula="of:=AVERAGE([.C2:.C11])" office:value-type="float" office:value="0.300071445582281" calcext:value-type="float">
            <text:p>0,300071445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2" calcext:value-type="float">
            <text:p>12559,2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0.01974000930788" calcext:value-type="float">
            <text:p>0,0197400093</text:p>
          </table:table-cell>
          <table:table-cell table:formula="of:=SUM([.H2:.H11])/10" office:value-type="float" office:value="26.284670043" calcext:value-type="float">
            <text:p>26,28467004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26" calcext:value-type="float">
            <text:p>58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39" calcext:value-type="float">
            <text:p>67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12597-SUM([.E19:.G19])" office:value-type="float" office:value="6654" calcext:value-type="float">
            <text:p>665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6" calcext:value-type="float">
            <text:p>59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642" calcext:value-type="float">
            <text:p>664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762" calcext:value-type="float">
            <text:p>576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801" calcext:value-type="float">
            <text:p>68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12597-SUM([.E22:.G22])" office:value-type="float" office:value="6670" calcext:value-type="float">
            <text:p>667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773" calcext:value-type="float">
            <text:p>577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793" calcext:value-type="float">
            <text:p>679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907" calcext:value-type="float">
            <text:p>590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664" calcext:value-type="float">
            <text:p>666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757" calcext:value-type="float">
            <text:p>675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6" calcext:value-type="float">
            <text:p>579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2597-SUM([.E26:.G26])" office:value-type="float" office:value="6757" calcext:value-type="float">
            <text:p>675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6" calcext:value-type="float">
            <text:p>588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79" calcext:value-type="float">
            <text:p>667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37:16.6052134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5S</meta:editing-duration>
    <meta:editing-cycles>6</meta:editing-cycles>
    <meta:generator>LibreOffice/5.1.6.2$Linux_X86_64 LibreOffice_project/10m0$Build-2</meta:generator>
    <dc:date>2018-01-20T03:38:05.354696104</dc:date>
    <meta:document-statistic meta:table-count="1" meta:cell-count="167" meta:object-count="0"/>
  </office:meta>
</office:document-meta>
</file>